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21485B20088.png" manifest:media-type="image/png"/>
  <manifest:file-entry manifest:full-path="Pictures/10000001000004B000000286A9930C8C.png" manifest:media-type="image/png"/>
  <manifest:file-entry manifest:full-path="Pictures/1000000100000F0000000870727F32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10.11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0.5cm" svg:y="0.206cm" presentation:class="title" presentation:user-transformed="true">
          <draw:text-box>
            <text:p>SVM las librerias necesarias para clasificación binari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ython</text:p>
            <text:p>Scikit-Learn</text:p>
            <text:p>Matplotlib.pyplot</text:p>
          </draw:text-box>
        </draw:frame>
        <draw:frame draw:style-name="gr1" draw:text-style-name="P2" draw:layer="layout" svg:width="10.619cm" svg:height="1.187cm" svg:x="0cm" svg:y="14.313cm">
          <draw:text-box>
            <text:p><text:page-number>&lt;number&gt;</text:page-number></text:p>
          </draw:text-box>
        </draw:frame>
        <draw:frame draw:style-name="gr2" draw:text-style-name="P3" draw:layer="layout" svg:width="9.799cm" svg:height="5.512cm" svg:x="0.5cm" svg:y="4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2" draw:text-style-name="P3" draw:layer="layout" svg:width="7.752cm" svg:height="4.173cm" svg:x="19.5cm" svg:y="3.679cm">
          <draw:image xlink:href="Pictures/10000001000004B000000286A9930C8C.png" xlink:type="simple" xlink:show="embed" xlink:actuate="onLoad" draw:mime-type="image/png">
            <text:p/>
          </draw:image>
        </draw:frame>
        <draw:frame draw:style-name="gr2" draw:text-style-name="P3" draw:layer="layout" svg:width="6.217cm" svg:height="3.675cm" svg:x="10.619cm" svg:y="11cm">
          <draw:image xlink:href="Pictures/10000001000003840000021485B200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6:23:58.268551398</meta:creation-date>
    <dc:date>2024-05-26T18:11:44.329850363</dc:date>
    <meta:editing-duration>PT1H36M53S</meta:editing-duration>
    <meta:editing-cycles>4</meta:editing-cycles>
    <meta:generator>LibreOffice/24.2.3.2$Linux_X86_64 LibreOffice_project/4f88f79086d18691a72ac668802d5bc5b5a88122</meta:generator>
    <meta:document-statistic meta:object-count="29"/>
  </office:meta>
</office:document-meta>
</file>